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6pt" style:text-underline-style="solid" style:text-underline-width="auto" style:text-underline-color="font-color" fo:font-weight="bold" officeooo:rsid="00145cd6" officeooo:paragraph-rsid="00145cd6" style:font-size-asian="14pt" style:font-weight-asian="bold" style:font-size-complex="16pt" style:font-weight-complex="bold"/>
    </style:style>
    <style:style style:name="P2" style:family="paragraph" style:parent-style-name="Standard">
      <style:paragraph-properties fo:text-align="center" style:justify-single-word="false"/>
      <style:text-properties fo:color="#000000" fo:font-size="12pt" style:text-underline-style="none" fo:font-weight="normal" officeooo:rsid="00145cd6" officeooo:paragraph-rsid="00145cd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color="#000000" fo:font-size="12pt" style:text-underline-style="none" fo:font-weight="normal" officeooo:rsid="00145cd6" officeooo:paragraph-rsid="00145cd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color="#000000" fo:font-size="12pt" style:text-underline-style="solid" style:text-underline-width="auto" style:text-underline-color="font-color" fo:font-weight="normal" officeooo:rsid="00145cd6" officeooo:paragraph-rsid="00145cd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color="#000000" fo:font-size="10pt" style:text-underline-style="none" fo:font-weight="normal" officeooo:rsid="00145cd6" officeooo:paragraph-rsid="00145cd6" style:font-size-asian="10pt" style:font-weight-asian="normal" style:font-size-complex="10pt" style:font-weight-complex="normal"/>
    </style:style>
    <style:style style:name="T1" style:family="text">
      <style:text-properties style:font-name="sans-serif"/>
    </style:style>
    <style:style style:name="T2" style:family="text">
      <style:text-properties style:font-name="sans-serif" officeooo:rsid="0015e14e"/>
    </style:style>
    <style:style style:name="T3" style:family="text">
      <style:text-properties style:font-name="sans-serif" officeooo:rsid="001729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spécification et test</text:p>
      <text:p text:style-name="P2"/>
      <text:p text:style-name="P4">Exercice 1 :</text:p>
      <text:p text:style-name="P4"/>
      <text:p text:style-name="P5"><text:span text:style-name="T1">Le code est il facilement vérifiable par le test unitaire ? Quel est le problème? </text:span></text:p>
      <text:p text:style-name="P3"><text:span text:style-name="T1"/></text:p>
      <text:p text:style-name="P3"><text:span text:style-name="T1">Le code n’est pas facilement vérifiable </text:span><text:span text:style-name="T2">car </text:span><text:span text:style-name="T3">toutes les méthodes sont des procédures (elles ne retournent pas de résultat)</text:span><text:span text:style-name="T2">. Il faut donc appelé la variable a, qui est le tableau trié à chaque fois que l’on veut tester le tableau.<text:line-break/>De plus, étant donné que toutes les méthodes et variables sont « static », il faut nécessairement rappelé la méthode ‘initialisation(String[] args)’ </text:span><text:span text:style-name="T3">à chaque fois que l’on veut modifier le tableau. Comme les méthodes de tri font toujours un tri croissant, on ne peut pas en tester deux sans appeler la méthode initialisation entre les de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4:59:13.186554905</meta:creation-date>
    <dc:date>2019-10-02T15:23:15.572381998</dc:date>
    <meta:editing-duration>PT2M42S</meta:editing-duration>
    <meta:editing-cycles>1</meta:editing-cycles>
    <meta:document-statistic meta:table-count="0" meta:image-count="0" meta:object-count="0" meta:page-count="1" meta:paragraph-count="4" meta:word-count="118" meta:character-count="687" meta:non-whitespace-character-count="572"/>
    <meta:generator>LibreOffice/6.0.7.3$Linux_X86_64 LibreOffice_project/00m0$Build-3</meta:generator>
  </office:meta>
</office:document-meta>
</file>